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Sans-Regular" svg:font-family="FiraSans-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b2b2a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Sans-Regular" style:font-size-asian="12pt" style:language-asian="none" style:country-asian="none" style:font-style-asian="normal" style:font-weight-asian="normal" style:font-name-complex="FiraSans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b2b2a" style:text-outline="false" style:text-line-through-style="none" style:text-line-through-type="none" style:font-name="FiraSans-Regular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Sans-Regular" style:font-size-asian="8.5pt" style:language-asian="none" style:country-asian="none" style:font-style-asian="normal" style:font-weight-asian="normal" style:font-name-complex="FiraSans-Regular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b2b2a" style:font-name="Times New Roman" fo:font-size="12pt" style:font-name-asian="FiraSans-Regular" style:font-size-asian="12pt" style:font-name-complex="FiraSans-Regular" style:font-size-complex="12pt"/>
    </style:style>
    <style:style style:name="T1" style:family="text">
      <style:text-properties fo:color="#2b2b2a" style:font-name-asian="FiraSans-Regular" style:font-name-complex="FiraSans-Regular" style:font-size-asian="8.5pt" style:font-size-complex="8.5pt"/>
    </style:style>
    <style:style style:name="T2" style:family="text">
      <style:text-properties style:font-name="Times New Roman" fo:font-size="12pt" style:font-name-asian="FiraSans-Regular" style:font-name-complex="FiraSans-Regular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ésumé de cour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3"/>
        <table:table-column table:style-name="co5" table:default-cell-style-name="ce8"/>
        <table:table-column table:style-name="co4" table:default-cell-style-name="ce3"/>
        <table:table-column table:style-name="co6" table:default-cell-style-name="Default"/>
        <table:table-row table:style-name="ro1">
          <table:table-cell table:style-name="ce1"/>
          <table:table-cell table:style-name="ce11" office:value-type="string" calcext:value-type="string" table:number-columns-spanned="2" table:number-rows-spanned="1">
            <text:p>Qualité orale 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Qualité de la prise de parole en continu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Qualité des connaissances</text:p>
          </table:table-cell>
          <table:covered-table-cell table:style-name="ce6"/>
        </table:table-row>
        <table:table-row table:style-name="ro2">
          <table:table-cell table:style-name="ce11" office:value-type="string" calcext:value-type="string">
            <text:p>Très satisfaisant</text:p>
          </table:table-cell>
          <table:table-cell table:style-name="ce4" office:value-type="string" calcext:value-type="string">
            <text:p>Voix soutenant efficacement le discours. Bon débit, fluide, nuances pertinentes. Pleinement engagé dans sa parole. Utilisation d’un vocabilaire riche et précis</text:p>
          </table:table-cell>
          <table:table-cell table:style-name="ce7" office:value-type="string" calcext:value-type="string">
            <text:p>2 pts</text:p>
          </table:table-cell>
          <table:table-cell table:style-name="ce9" office:value-type="string" calcext:value-type="string">
            <text:p><text:span text:style-name="T1">Discours fluide,</text:span></text:p>
            <text:p><text:span text:style-name="T1">efficace, tirant</text:span></text:p>
            <text:p><text:span text:style-name="T1">pleinement profit</text:span></text:p>
            <text:p><text:span text:style-name="T1">du temps et</text:span></text:p>
            <text:p><text:span text:style-name="T1">développant ses</text:span></text:p>
            <text:p><text:span text:style-name="T1">Propositions.</text:span></text:p>
          </table:table-cell>
          <table:table-cell table:style-name="ce7" office:value-type="string" calcext:value-type="string">
            <text:p>2 pts</text:p>
          </table:table-cell>
          <table:table-cell table:style-name="ce10" office:value-type="string" calcext:value-type="string">
            <text:p><text:span text:style-name="T2">Connaissances</text:span></text:p>
            <text:p><text:span text:style-name="T2">maîtrisées.</text:span></text:p>
            <text:p><text:span text:style-name="T2">Capacité à</text:span></text:p>
            <text:p><text:span text:style-name="T2">mobiliser ces</text:span></text:p>
            <text:p><text:span text:style-name="T2">connaissances à</text:span></text:p>
            <text:p><text:span text:style-name="T2">bon escient.</text:span></text:p>
            <text:p><text:span text:style-name="T2">Exposé clair</text:span></text:p>
          </table:table-cell>
          <table:table-cell table:style-name="ce7" office:value-type="string" calcext:value-type="string">
            <text:p>2 pts</text:p>
          </table:table-cell>
        </table:table-row>
        <table:table-row table:style-name="ro2">
          <table:table-cell table:style-name="ce11" office:value-type="string" calcext:value-type="string">
            <text:p>Satisfaisant</text:p>
          </table:table-cell>
          <table:table-cell table:style-name="ce4" office:value-type="string" calcext:value-type="string">
            <text:p>Quelques variations dans l'utilisation de la voix. Prise de parole affirmée. Utilisation d’un lexique adapté. Parvient à suscuter de l’intérêt.</text:p>
          </table:table-cell>
          <table:table-cell table:style-name="ce7" office:value-type="string" calcext:value-type="string">
            <text:p>1,5 pts</text:p>
          </table:table-cell>
          <table:table-cell table:style-name="ce9" office:value-type="string" calcext:value-type="string">
            <text:p><text:span text:style-name="T1">Discours articulé</text:span></text:p>
            <text:p><text:span text:style-name="T1">et pertinent.</text:span></text:p>
            <text:p><text:span text:style-name="T1">Énoncés bien</text:span></text:p>
            <text:p><text:span text:style-name="T1">Construits</text:span></text:p>
          </table:table-cell>
          <table:table-cell table:style-name="ce7" office:value-type="string" calcext:value-type="string">
            <text:p>1,5 pts</text:p>
          </table:table-cell>
          <table:table-cell table:style-name="ce10" office:value-type="string" calcext:value-type="string">
            <text:p><text:span text:style-name="T2">Connaissances</text:span></text:p>
            <text:p><text:span text:style-name="T2">précises.</text:span></text:p>
            <text:p><text:span text:style-name="T2">Capacité à les</text:span></text:p>
            <text:p><text:span text:style-name="T2">mobiliser.</text:span></text:p>
            <text:p><text:span text:style-name="T2">Capacité de</text:span></text:p>
            <text:p><text:span text:style-name="T2">relances aux</text:span></text:p>
            <text:p><text:span text:style-name="T2">Questions.</text:span></text:p>
          </table:table-cell>
          <table:table-cell table:style-name="ce7" office:value-type="string" calcext:value-type="string">
            <text:p>1,5 pts</text:p>
          </table:table-cell>
        </table:table-row>
        <table:table-row table:style-name="ro3">
          <table:table-cell table:style-name="ce11" office:value-type="string" calcext:value-type="string">
            <text:p>Insuffisant</text:p>
          </table:table-cell>
          <table:table-cell table:style-name="ce4" office:value-type="string" calcext:value-type="string">
            <text:p>Voix audible et intelligible, mais ton monocorde. Vocabulaire limité ou approximatif.</text:p>
          </table:table-cell>
          <table:table-cell table:style-name="ce7" office:value-type="string" calcext:value-type="string">
            <text:p>1 pts</text:p>
          </table:table-cell>
          <table:table-cell table:style-name="ce9" office:value-type="string" calcext:value-type="string">
            <text:p><text:span text:style-name="T1">Discours assez</text:span></text:p>
            <text:p><text:span text:style-name="T1">clair.</text:span></text:p>
            <text:p><text:span text:style-name="T1">Vocabulaire</text:span></text:p>
            <text:p><text:span text:style-name="T1">limité et énoncés</text:span></text:p>
            <text:p><text:span text:style-name="T1">Schématiques.</text:span></text:p>
          </table:table-cell>
          <table:table-cell table:style-name="ce7" office:value-type="string" calcext:value-type="string">
            <text:p>1 pts</text:p>
          </table:table-cell>
          <table:table-cell table:style-name="ce10" office:value-type="string" calcext:value-type="string">
            <text:p><text:span text:style-name="T2">Connaissances</text:span></text:p>
            <text:p><text:span text:style-name="T2">réelles.</text:span></text:p>
            <text:p><text:span text:style-name="T2">Difficultés à</text:span></text:p>
            <text:p><text:span text:style-name="T2">les mobiliser à</text:span></text:p>
            <text:p><text:span text:style-name="T2">l’occasion des</text:span></text:p>
            <text:p><text:span text:style-name="T2">questions du jury.</text:span></text:p>
          </table:table-cell>
          <table:table-cell table:style-name="ce7" office:value-type="string" calcext:value-type="string">
            <text:p>1 pts</text:p>
          </table:table-cell>
        </table:table-row>
        <table:table-row table:style-name="ro2">
          <table:table-cell table:style-name="ce11" office:value-type="string" calcext:value-type="string">
            <text:p>Très insuffisant</text:p>
          </table:table-cell>
          <table:table-cell table:style-name="ce4" office:value-type="string" calcext:value-type="string">
            <text:p>Voix difficilement audible sur l'ensemble de la prestation. Ne parvient pas à capter de l’attention</text:p>
          </table:table-cell>
          <table:table-cell table:style-name="ce7" office:value-type="string" calcext:value-type="string">
            <text:p>0,5 pt</text:p>
          </table:table-cell>
          <table:table-cell table:style-name="ce9" office:value-type="string" calcext:value-type="string">
            <text:p><text:span text:style-name="T1">Énoncés courts,</text:span></text:p>
            <text:p><text:span text:style-name="T1">ponctués de</text:span></text:p>
            <text:p><text:span text:style-name="T1">pauses, de faux</text:span></text:p>
            <text:p><text:span text:style-name="T1">démarrages.</text:span></text:p>
            <text:p><text:span text:style-name="T1">Énoncés longs,</text:span></text:p>
            <text:p><text:span text:style-name="T1">syntaxe mal</text:span></text:p>
            <text:p><text:span text:style-name="T1">Maîtrisée.</text:span></text:p>
          </table:table-cell>
          <table:table-cell table:style-name="ce7" office:value-type="string" calcext:value-type="string">
            <text:p>0,5 pt</text:p>
          </table:table-cell>
          <table:table-cell table:style-name="ce10" office:value-type="string" calcext:value-type="string">
            <text:p><text:span text:style-name="T2">Connaissances</text:span></text:p>
            <text:p><text:span text:style-name="T2">imprécises.</text:span></text:p>
            <text:p><text:span text:style-name="T2">Incapacité à</text:span></text:p>
            <text:p><text:span text:style-name="T2">répondre aux</text:span></text:p>
            <text:p><text:span text:style-name="T2">questions, même</text:span></text:p>
            <text:p><text:span text:style-name="T2">avec une aide et</text:span></text:p>
            <text:p><text:span text:style-name="T2">des relances</text:span></text:p>
          </table:table-cell>
          <table:table-cell table:style-name="ce7" office:value-type="string" calcext:value-type="string">
            <text:p>0,5 pt</text:p>
          </table:table-cell>
        </table:table-row>
        <table:table-row table:style-name="ro4" table:number-rows-repeated="2">
          <table:table-cell/>
          <table:table-cell table:style-name="ce5"/>
          <table:table-cell table:number-columns-repeated="5"/>
        </table:table-row>
        <table:table-row table:style-name="ro4" table:number-rows-repeated="104856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iraSans-Regular" svg:font-family="FiraSans-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1:26:10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1:04:57.768000000</meta:creation-date>
    <dc:date>2021-12-08T11:27:02.113000000</dc:date>
    <meta:editing-duration>PT10M6S</meta:editing-duration>
    <meta:editing-cycles>5</meta:editing-cycles>
    <meta:generator>LibreOffice/7.0.4.2$Windows_X86_64 LibreOffice_project/dcf040e67528d9187c66b2379df5ea4407429775</meta:generator>
    <meta:document-statistic meta:table-count="1" meta:cell-count="31" meta:object-count="0"/>
  </office:meta>
</office:document-meta>
</file>